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3.705cm" table:align="left"/>
    </style:style>
    <style:style style:name="Tabla1.A" style:family="table-column">
      <style:table-column-properties style:column-width="3.717cm"/>
    </style:style>
    <style:style style:name="Tabla1.B" style:family="table-column">
      <style:table-column-properties style:column-width="9.989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0df002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df002" officeooo:paragraph-rsid="000df002"/>
    </style:style>
    <style:style style:name="P7" style:family="paragraph" style:parent-style-name="Table_20_Contents">
      <style:paragraph-properties fo:text-align="start" style:justify-single-word="false"/>
      <style:text-properties officeooo:rsid="000df002" officeooo:paragraph-rsid="000df002"/>
    </style:style>
    <style:style style:name="P8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0df002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df002"/>
    </style:style>
    <style:style style:name="T8" style:family="text">
      <style:text-properties officeooo:rsid="000df002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petición de <text:span text:style-name="T7">la </text:span>imagen de fondo <text:span text:style-name="T7">en </text:span>CSS</text:h>
      <text:p text:style-name="P9"><text:span text:style-name="T1"/></text:p>
      <text:p text:style-name="Horizontal_20_Line"/>
      <text:h text:style-name="P2" text:outline-level="2"><text:span text:style-name="T7">R</text:span>epetición de<text:span text:style-name="T7">l</text:span> fondo CSS</text:h>
      <text:p text:style-name="P10">De forma predeterminada, la propiedad <text:span text:style-name="Source_20_Text"><text:span text:style-name="T2">background-image</text:span></text:span> repite una imagen tanto horizontal como verticalmente.</text:p>
      <text:p text:style-name="P10"><text:span text:style-name="T7">Si se</text:span> repite solo horizontalmente ( <text:span text:style-name="Source_20_Text"><text:span text:style-name="T2">background-repeat: repeat-x;</text:span></text:span>):</text:p>
      <text:h text:style-name="P4" text:outline-level="3">Ejemplo</text:h>
      <text:p text:style-name="P11">body <text:span text:style-name="T3">{</text:span><text:span text:style-name="T4"><text:line-break/>  background-image</text:span><text:span text:style-name="T3">:</text:span><text:span text:style-name="T5"> url("gradient_bg.png")</text:span><text:span text:style-name="T3">;</text:span><text:span text:style-name="T4"><text:line-break/>  background-repeat</text:span><text:span text:style-name="T3">:</text:span><text:span text:style-name="T5"> repeat-x</text:span><text:span text:style-name="T3">;</text:span><text:span text:style-name="T4"><text:line-break/></text:span><text:span text:style-name="T3">}</text:span></text:p>
      <text:p text:style-name="P10"><text:span text:style-name="T2"><text:s/></text:span></text:p>
      <text:p text:style-name="P10"><text:span text:style-name="T2">Consejo: Para repetir una imagen verticalmente, establezca </text:span><text:span text:style-name="Source_20_Text"><text:span text:style-name="T2">background-repeat: repeat-y;</text:span></text:span></text:p>
      <text:p text:style-name="Horizontal_20_Line"/>
      <text:h text:style-name="P2" text:outline-level="2"><text:span text:style-name="T7">Fondo s</text:span>in repetición</text:h>
      <text:p text:style-name="P10">La propiedad <text:span text:style-name="Source_20_Text"><text:span text:style-name="T2">background-repeat:</text:span></text:span><text:span text:style-name="Source_20_Text"><text:span text:style-name="T8">no-repeat</text:span></text:span><text:span text:style-name="Source_20_Text"><text:span text:style-name="T2"> </text:span></text:span>también especifica mostrar la imagen de fondo solo una vez :</text:p>
      <text:h text:style-name="P4" text:outline-level="3">Ejemplo</text:h>
      <text:p text:style-name="P12">Muestra la imagen de fondo solo una vez:</text:p>
      <text:p text:style-name="P11">body <text:span text:style-name="T3">{</text:span><text:span text:style-name="T4"><text:line-break/>  background-image</text:span><text:span text:style-name="T3">:</text:span><text:span text:style-name="T5"> url("img_tree.png")</text:span><text:span text:style-name="T3">;</text:span><text:span text:style-name="T4"><text:line-break/>  background-repeat</text:span><text:span text:style-name="T3">:</text:span><text:span text:style-name="T5"> no-repeat</text:span><text:span text:style-name="T3">;</text:span><text:span text:style-name="T4"><text:line-break/></text:span><text:span text:style-name="T3">}</text:span></text:p>
      <text:p text:style-name="P13"><text:span text:style-name="T2"><text:s/></text:span></text:p>
      <text:p text:style-name="P13">En el ejemplo anterior, la imagen de fondo se coloca en el mismo lugar que el texto. Queremos cambiar la posición de la imagen, para que no perturbe demasiado el texto.</text:p>
      <text:p text:style-name="Horizontal_20_Line"/>
      <text:h text:style-name="P3" text:outline-level="2"><text:span text:style-name="Source_20_Text"><text:span text:style-name="T2">Background-position </text:span></text:span><text:span text:style-name="Source_20_Text"><text:span text:style-name="T8">de</text:span></text:span> CSS</text:h>
      <text:p text:style-name="P10">La propiedad <text:span text:style-name="Source_20_Text"><text:span text:style-name="T2">background-position </text:span></text:span>se utiliza para especificar la posición de la imagen de fondo.</text:p>
      <text:h text:style-name="P4" text:outline-level="3"><text:soft-page-break/>Ejemplo</text:h>
      <text:p text:style-name="P12">Coloque la imagen de fondo en la esquina superior derecha: </text:p>
      <text:p text:style-name="P11">body <text:span text:style-name="T3">{</text:span><text:span text:style-name="T4"><text:line-break/>  background-image</text:span><text:span text:style-name="T3">:</text:span><text:span text:style-name="T5"> url("img_tree.png")</text:span><text:span text:style-name="T3">;</text:span><text:span text:style-name="T4"><text:line-break/>  background-repeat</text:span><text:span text:style-name="T3">:</text:span><text:span text:style-name="T5"> no-repeat</text:span><text:span text:style-name="T3">;</text:span><text:span text:style-name="T4"><text:line-break/>  background-position</text:span><text:span text:style-name="T3">:</text:span><text:span text:style-name="T5"> right top</text:span><text:span text:style-name="T3">;</text:span><text:span text:style-name="T4"><text:line-break/></text:span><text:span text:style-name="T3">}</text:span></text:p>
      <text:p text:style-name="P9"><text:span text:style-name="T2"><text:s/></text:span></text:p>
      <text:p text:style-name="Horizontal_20_Line"/>
      <text:h text:style-name="P2" text:outline-level="2">Las propiedades de posición y repetición de fondo de CS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Prop<text:span text:style-name="T7">iedad</text:span></text:p>
          </table:table-cell>
          <table:table-cell table:style-name="Tabla1.A1" office:value-type="string">
            <text:p text:style-name="P8">Descrip<text:span text:style-name="T7">ción</text:span></text:p>
          </table:table-cell>
        </table:table-row>
        <table:table-row table:style-name="Tabla1.2">
          <table:table-cell table:style-name="Tabla1.A1" office:value-type="string">
            <text:p text:style-name="P5"><text:a xlink:type="simple" xlink:href="https://www.w3schools.com/cssref/pr_background-position.asp" text:style-name="Internet_20_link" text:visited-style-name="Visited_20_Internet_20_Link"><text:span text:style-name="T6">background-position</text:span></text:a></text:p>
          </table:table-cell>
          <table:table-cell table:style-name="Tabla1.A1" office:value-type="string">
            <text:p text:style-name="P6">Establece la posición de inicio de una imagen de fondo</text:p>
          </table:table-cell>
        </table:table-row>
        <table:table-row table:style-name="Tabla1.1">
          <table:table-cell table:style-name="Tabla1.A1" office:value-type="string">
            <text:p text:style-name="P5"><text:a xlink:type="simple" xlink:href="https://www.w3schools.com/cssref/pr_background-repeat.asp" text:style-name="Internet_20_link" text:visited-style-name="Visited_20_Internet_20_Link"><text:span text:style-name="T6">background-repeat</text:span></text:a></text:p>
          </table:table-cell>
          <table:table-cell table:style-name="Tabla1.A1" office:value-type="string">
            <text:p text:style-name="P7">Establece cómo se establece una imagen de fondo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8:13:33.783000000</meta:creation-date>
    <dc:date>2024-02-29T18:18:09.956000000</dc:date>
    <meta:editing-duration>PT4M36S</meta:editing-duration>
    <meta:editing-cycles>1</meta:editing-cycles>
    <meta:document-statistic meta:table-count="1" meta:image-count="0" meta:object-count="0" meta:page-count="2" meta:paragraph-count="28" meta:word-count="184" meta:character-count="1351" meta:non-whitespace-character-count="1173"/>
    <meta:generator>LibreOffice/7.6.0.3$Windows_X86_64 LibreOffice_project/69edd8b8ebc41d00b4de3915dc82f8f0fc3b6265</meta:generator>
  </office:meta>
</office:document-meta>
</file>